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2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5.46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804cm" fo:min-width="4.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198cm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24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7cm" svg:height="1.825cm" svg:x="8.185cm" svg:y="1.778cm">
          <draw:text-box>
            <text:p><text:span text:style-name="T1">Templates / Basic Site / Presentation</text:span></text:p>
            <text:p><text:span text:style-name="T1"><text:s text:c="21"/></text:span><text:span text:style-name="T1">Package</text:span></text:p>
          </draw:text-box>
        </draw:frame>
        <draw:custom-shape draw:style-name="gr3" draw:text-style-name="P3" xml:id="id4" draw:id="id4" draw:layer="layout" svg:width="2.794cm" svg:height="2.159cm" svg:x="11.176cm" svg:y="4.318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" draw:id="id3" draw:layer="layout" draw:line-skew="-1.255cm" svg:x1="5.778cm" svg:y1="9.779cm" svg:x2="19.279cm" svg:y2="9.757cm" draw:start-shape="id1" draw:start-glue-point="0" draw:end-shape="id2" draw:end-glue-point="0" svg:d="M5778 9779v-1778h13501v1756" svg:viewBox="0 0 13502 1779">
          <text:p/>
        </draw:connector>
        <draw:custom-shape draw:style-name="gr5" draw:text-style-name="P3" xml:id="id1" draw:id="id1" draw:layer="layout" svg:width="5.968cm" svg:height="1.905cm" svg:x="2.794cm" svg:y="9.779cm">
          <text:p text:style-name="P1"><text:span text:style-name="T2">Database R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5.46cm" svg:height="2.054cm" svg:x="16.549cm" svg:y="9.757cm">
          <text:p text:style-name="P1"><text:span text:style-name="T2">Application / </text:span></text:p>
          <text:p text:style-name="P1"><text:span text:style-name="T2">Template Engin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2.528cm" svg:y1="8.001cm" svg:x2="12.573cm" svg:y2="6.477cm" draw:start-shape="id3" draw:start-glue-point="0" draw:end-shape="id4" draw:end-glue-point="2" svg:d="M12528 8001l45-1524" svg:viewBox="0 0 46 1525">
          <text:p/>
        </draw:connector>
        <draw:custom-shape draw:style-name="gr8" draw:text-style-name="P3" xml:id="id5" draw:id="id5" draw:layer="layout" svg:width="4.698cm" svg:height="2.032cm" svg:x="10.16cm" svg:y="9.652cm">
          <text:p text:style-name="P1"><text:span text:style-name="T2">Html Table</text:span></text:p>
          <text:p text:style-name="P1"><text:span text:style-name="T2">Pres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5.46cm" svg:height="2.054cm" svg:x="16.511cm" svg:y="13.208cm">
          <text:p text:style-name="P1"><text:span text:style-name="T2">Basic Site</text:span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501cm" svg:x1="12.509cm" svg:y1="9.652cm" svg:x2="12.528cm" svg:y2="8.001cm" draw:start-shape="id5" draw:start-glue-point="0" draw:end-shape="id3" draw:end-glue-point="0" svg:d="M12509 9652v-1651h19" svg:viewBox="0 0 20 1652">
          <text:p/>
        </draw:connector>
        <draw:connector draw:style-name="gr7" draw:text-style-name="P1" draw:layer="layout" draw:type="line" svg:x1="19.241cm" svg:y1="13.208cm" svg:x2="19.279cm" svg:y2="11.811cm" draw:start-shape="id6" draw:start-glue-point="0" draw:end-shape="id2" draw:end-glue-point="2" svg:d="M19241 13208l38-1397" svg:viewBox="0 0 3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27:40.298754706</dc:date>
    <dc:creator>Nadir Latif</dc:creator>
    <meta:editing-duration>PT22M56S</meta:editing-duration>
    <meta:editing-cycles>6</meta:editing-cycles>
    <meta:generator>LibreOffice/4.3.3.2$Linux_X86_64 LibreOffice_project/430m0$Build-2</meta:generator>
    <meta:document-statistic meta:object-count="11"/>
  </office:meta>
</office:document-meta>
</file>